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9.91cm" fo:min-width="9.66cm"/>
    </style:style>
    <style:style style:name="gr2" style:family="graphic" style:parent-style-name="objectwithoutfill">
      <style:graphic-properties svg:stroke-width="0.159cm" draw:marker-start-width="0.437cm" draw:marker-end-width="0.437cm" draw:fill="none" draw:textarea-horizontal-align="center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159cm" draw:marker-start-width="0.437cm" draw:marker-end-width="0.437cm" draw:fill="none" draw:fill-color="#ffffff" draw:textarea-horizontal-align="center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fill="solid" draw:fill-color="#dddddd" draw:textarea-horizontal-align="center" draw:textarea-vertical-align="middle"/>
    </style:style>
    <style:style style:name="gr8" style:family="graphic" style:parent-style-name="standard">
      <style:graphic-properties draw:stroke="none" draw:fill-color="#7da7d8" draw:textarea-horizontal-align="justify" draw:textarea-vertical-align="middle" draw:auto-grow-height="false" fo:min-height="1.02cm" fo:min-width="2.04cm"/>
    </style:style>
    <style:style style:name="gr9" style:family="graphic" style:parent-style-name="standard">
      <style:graphic-properties draw:stroke="none" draw:fill-color="#f7a19a" draw:textarea-horizontal-align="justify" draw:textarea-vertical-align="middle" draw:auto-grow-height="false" fo:min-height="1.02cm" fo:min-width="2.04cm"/>
    </style:style>
    <style:style style:name="gr10" style:family="graphic" style:parent-style-name="standard">
      <style:graphic-properties draw:stroke="none" draw:fill-color="#8ccfb7" draw:textarea-horizontal-align="justify" draw:textarea-vertical-align="middle" draw:auto-grow-height="false" fo:min-height="1.02cm" fo:min-width="2.04cm"/>
    </style:style>
    <style:style style:name="gr11" style:family="graphic" style:parent-style-name="standard">
      <style:graphic-properties draw:stroke="none" draw:fill-color="#fff9ae" draw:textarea-horizontal-align="justify" draw:textarea-vertical-align="middle" draw:auto-grow-height="false" fo:min-height="1.02cm" fo:min-width="2.04cm"/>
    </style:style>
    <style:style style:name="gr12" style:family="graphic" style:parent-style-name="standard">
      <style:graphic-properties draw:stroke="none" draw:fill-color="#fff9ae" draw:textarea-horizontal-align="justify" draw:textarea-vertical-align="middle" draw:auto-grow-height="false" fo:min-height="2.29cm" fo:min-width="0.77cm"/>
    </style:style>
    <style:style style:name="gr13" style:family="graphic" style:parent-style-name="standard">
      <style:graphic-properties draw:stroke="none" draw:fill-color="#f7a19a" draw:textarea-horizontal-align="justify" draw:textarea-vertical-align="middle" draw:auto-grow-height="false" fo:min-height="2.29cm" fo:min-width="0.77cm"/>
    </style:style>
    <style:style style:name="gr14" style:family="graphic" style:parent-style-name="standard">
      <style:graphic-properties draw:stroke="none" svg:stroke-width="0.018cm" svg:stroke-color="#ffffff" draw:marker-start-width="0.227cm" draw:marker-end-width="0.227cm" draw:fill-color="#8ccfb7" draw:textarea-horizontal-align="justify" draw:textarea-vertical-align="middle" draw:auto-grow-height="false" fo:min-height="2.29cm" fo:min-width="0.77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ffffff" draw:marker-start-width="0.227cm" draw:marker-end-width="0.227cm" draw:fill-color="#7da7d8" draw:textarea-horizontal-align="justify" draw:textarea-vertical-align="middle" draw:auto-grow-height="false" fo:min-height="2.29cm" fo:min-width="0.77cm" fo:padding-top="0.134cm" fo:padding-bottom="0.134cm" fo:padding-left="0.259cm" fo:padding-right="0.25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8ccfb7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7da7d8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f7a19a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fff9ae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draw:marker-start-width="0.279cm" draw:marker-end-width="0.279cm" draw:fill="solid" draw:fill-color="#f7a19a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-width="0.279cm" draw:marker-end-width="0.279cm" draw:fill="solid" draw:fill-color="#fff9ae" draw:textarea-horizontal-align="center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159cm" draw:marker-start-width="0.438cm" draw:marker-end-width="0.438cm" draw:fill="none" draw:fill-color="#eeeeee" draw:opacity="100%" draw:textarea-horizontal-align="center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stroke-dash="Dashed_20__28_var_29_" svg:stroke-width="0.035cm" svg:stroke-color="#000000" draw:marker-start-width="0.253cm" draw:marker-end="Arrow" draw:marker-end-width="0.227cm" draw:fill="none" draw:textarea-vertical-align="middle" fo:padding-top="0.143cm" fo:padding-bottom="0.143cm" fo:padding-left="0.268cm" fo:padding-right="0.268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53cm" draw:marker-start-width="0.279cm" draw:marker-end-width="0.279cm" draw:fill="solid" draw:fill-color="#8ccfb7" draw:textarea-horizontal-align="center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80808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3" style:family="graphic" style:parent-style-name="objectwithoutfill">
      <style:graphic-properties svg:stroke-width="0.053cm" draw:marker-start-width="0.279cm" draw:marker-end-width="0.279cm" draw:fill="solid" draw:fill-color="#7da7d8" draw:textarea-horizontal-align="center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29cm" fo:min-width="2.04cm" fo:padding-top="0.204cm" fo:padding-bottom="0.204cm" fo:padding-left="0.329cm" fo:padding-right="0.32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-color="#7da7d8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8ccfb7"/>
      <style:paragraph-properties fo:text-align="center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="solid" draw:fill-color="#8ccfb7"/>
      <style:paragraph-properties fo:text-align="center"/>
    </style:style>
    <style:style style:name="P10" style:family="paragraph">
      <loext:graphic-properties draw:fill="solid" draw:fill-color="#7da7d8"/>
      <style:paragraph-properties fo:text-align="center"/>
    </style:style>
    <style:style style:name="P11" style:family="paragraph">
      <loext:graphic-properties draw:fill="solid" draw:fill-color="#f7a19a"/>
      <style:paragraph-properties fo:text-align="center"/>
    </style:style>
    <style:style style:name="P12" style:family="paragraph">
      <loext:graphic-properties draw:fill="solid" draw:fill-color="#fff9ae"/>
      <style:paragraph-properties fo:text-align="center"/>
    </style:style>
    <style:style style:name="P13" style:family="paragraph">
      <loext:graphic-properties draw:fill="none" draw:fill-color="#eeeeee" draw:opacity="100%"/>
      <style:paragraph-properties fo:text-align="center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4.8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4.81cm" svg:x2="12.43cm" svg:y2="4.81cm">
          <text:p/>
        </draw:line>
        <draw:line draw:style-name="gr2" draw:text-style-name="P2" draw:layer="layout" svg:x1="12.43cm" svg:y1="4.81cm" svg:x2="12.43cm" svg:y2="4.81cm">
          <text:p/>
        </draw:line>
        <draw:line draw:style-name="gr2" draw:text-style-name="P2" draw:layer="layout" svg:x1="7.35cm" svg:y1="4.81cm" svg:x2="7.35cm" svg:y2="4.81cm">
          <text:p/>
        </draw:line>
        <draw:line draw:style-name="gr2" draw:text-style-name="P2" draw:layer="layout" svg:x1="7.35cm" svg:y1="4.81cm" svg:x2="7.35cm" svg:y2="9.89cm">
          <text:p/>
        </draw:line>
        <draw:line draw:style-name="gr2" draw:text-style-name="P2" draw:layer="layout" svg:x1="7.35cm" svg:y1="9.89cm" svg:x2="7.35cm" svg:y2="4.81cm">
          <text:p/>
        </draw:line>
        <draw:line draw:style-name="gr2" draw:text-style-name="P2" draw:layer="layout" svg:x1="7.35cm" svg:y1="9.89cm" svg:x2="7.35cm" svg:y2="9.89cm">
          <text:p/>
        </draw:line>
        <draw:line draw:style-name="gr2" draw:text-style-name="P2" draw:layer="layout" svg:x1="7.35cm" svg:y1="9.89cm" svg:x2="12.43cm" svg:y2="9.89cm">
          <text:p/>
        </draw:line>
        <draw:line draw:style-name="gr2" draw:text-style-name="P2" draw:layer="layout" svg:x1="12.43cm" svg:y1="9.89cm" svg:x2="12.43cm" svg:y2="9.89cm">
          <text:p/>
        </draw:line>
        <draw:line draw:style-name="gr2" draw:text-style-name="P2" draw:layer="layout" svg:x1="12.43cm" svg:y1="4.81cm" svg:x2="12.43cm" svg:y2="9.89cm">
          <text:p/>
        </draw:line>
        <draw:line draw:style-name="gr2" draw:text-style-name="P2" draw:layer="layout" svg:x1="12.43cm" svg:y1="9.89cm" svg:x2="12.43cm" svg:y2="9.89cm">
          <text:p/>
        </draw:line>
        <draw:polygon draw:style-name="gr3" draw:text-style-name="P1" draw:layer="layout" svg:width="5.079cm" svg:height="5.079cm" svg:x="7.35cm" svg:y="4.81cm" svg:viewBox="0 0 5080 5080" draw:points="5080,0 0,0 0,0 0,5080 0,5080 5080,5080 5080,5080">
          <text:p/>
        </draw:polygon>
        <draw:line draw:style-name="gr4" draw:text-style-name="P2" draw:layer="layout" svg:x1="4.81cm" svg:y1="4.81cm" svg:x2="7.35cm" svg:y2="4.81cm">
          <text:p/>
        </draw:line>
        <draw:line draw:style-name="gr4" draw:text-style-name="P2" draw:layer="layout" svg:x1="7.35cm" svg:y1="2.27cm" svg:x2="7.35cm" svg:y2="4.81cm">
          <text:p/>
        </draw:line>
        <draw:line draw:style-name="gr4" draw:text-style-name="P2" draw:layer="layout" svg:x1="12.43cm" svg:y1="2.27cm" svg:x2="12.43cm" svg:y2="4.81cm">
          <text:p/>
        </draw:line>
        <draw:line draw:style-name="gr4" draw:text-style-name="P2" draw:layer="layout" svg:x1="14.97cm" svg:y1="4.81cm" svg:x2="12.303cm" svg:y2="4.81cm">
          <text:p/>
        </draw:line>
        <draw:line draw:style-name="gr4" draw:text-style-name="P2" draw:layer="layout" svg:x1="7.35cm" svg:y1="12.43cm" svg:x2="7.35cm" svg:y2="9.89cm">
          <text:p/>
        </draw:line>
        <draw:line draw:style-name="gr4" draw:text-style-name="P2" draw:layer="layout" svg:x1="4.81cm" svg:y1="9.89cm" svg:x2="7.35cm" svg:y2="9.89cm">
          <text:p/>
        </draw:line>
        <draw:line draw:style-name="gr4" draw:text-style-name="P2" draw:layer="layout" svg:x1="14.843cm" svg:y1="9.89cm" svg:x2="12.43cm" svg:y2="9.89cm">
          <text:p/>
        </draw:line>
        <draw:line draw:style-name="gr4" draw:text-style-name="P2" draw:layer="layout" svg:x1="12.43cm" svg:y1="12.43cm" svg:x2="12.43cm" svg:y2="9.89cm">
          <text:p/>
        </draw:line>
        <draw:line draw:style-name="gr4" draw:text-style-name="P2" draw:layer="layout" svg:x1="4.81cm" svg:y1="7.35cm" svg:x2="14.97cm" svg:y2="7.35cm">
          <text:p/>
        </draw:line>
        <draw:line draw:style-name="gr4" draw:text-style-name="P2" draw:layer="layout" svg:x1="9.89cm" svg:y1="2.27cm" svg:x2="9.89cm" svg:y2="12.43cm">
          <text:p/>
        </draw:line>
        <draw:custom-shape draw:style-name="gr1" draw:text-style-name="P1" draw:layer="layout" svg:width="10.16cm" svg:height="10.16cm" svg:x="4.81cm" svg:y="13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43cm" svg:y1="16.24cm" svg:x2="12.43cm" svg:y2="16.24cm">
          <text:p/>
        </draw:line>
        <draw:line draw:style-name="gr2" draw:text-style-name="P2" draw:layer="layout" svg:x1="7.35cm" svg:y1="16.24cm" svg:x2="7.35cm" svg:y2="16.24cm">
          <text:p/>
        </draw:line>
        <draw:line draw:style-name="gr2" draw:text-style-name="P2" draw:layer="layout" svg:x1="7.35cm" svg:y1="21.32cm" svg:x2="7.35cm" svg:y2="21.32cm">
          <text:p/>
        </draw:line>
        <draw:line draw:style-name="gr2" draw:text-style-name="P2" draw:layer="layout" svg:x1="12.43cm" svg:y1="21.32cm" svg:x2="12.43cm" svg:y2="21.32cm">
          <text:p/>
        </draw:line>
        <draw:line draw:style-name="gr2" draw:text-style-name="P2" draw:layer="layout" svg:x1="12.43cm" svg:y1="21.32cm" svg:x2="12.43cm" svg:y2="21.32cm">
          <text:p/>
        </draw:line>
        <draw:frame draw:style-name="gr5" draw:text-style-name="P3" draw:layer="layout" svg:width="0.571cm" svg:height="0.779cm" svg:x="5.826cm" svg:y="14.57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3" draw:layer="layout" svg:width="0.55cm" svg:height="0.779cm" svg:x="5.784cm" svg:y="17.11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3" draw:layer="layout" svg:width="0.571cm" svg:height="0.779cm" svg:x="13.383cm" svg:y="14.57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3" draw:layer="layout" svg:width="0.571cm" svg:height="0.779cm" svg:x="13.446cm" svg:y="22.20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3" draw:layer="layout" svg:width="0.571cm" svg:height="0.779cm" svg:x="5.763cm" svg:y="22.20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3" draw:layer="layout" svg:width="0.55cm" svg:height="0.779cm" svg:x="13.404cm" svg:y="17.12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3" draw:layer="layout" svg:width="0.55cm" svg:height="0.779cm" svg:x="8.366cm" svg:y="14.57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" draw:text-style-name="P3" draw:layer="layout" svg:width="0.55cm" svg:height="0.779cm" svg:x="10.906cm" svg:y="14.5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3" draw:layer="layout" svg:width="0.55cm" svg:height="0.779cm" svg:x="8.324cm" svg:y="22.20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3" draw:layer="layout" svg:width="0.55cm" svg:height="0.779cm" svg:x="10.864cm" svg:y="22.20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" draw:text-style-name="P3" draw:layer="layout" svg:width="0.55cm" svg:height="0.779cm" svg:x="5.826cm" svg:y="19.65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" draw:text-style-name="P3" draw:layer="layout" svg:width="0.55cm" svg:height="0.779cm" svg:x="13.446cm" svg:y="19.65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6" draw:text-style-name="P2" draw:layer="layout" svg:x1="7.35cm" svg:y1="16.24cm" svg:x2="7.35cm" svg:y2="16.24cm">
          <text:p/>
        </draw:line>
        <draw:line draw:style-name="gr6" draw:text-style-name="P2" draw:layer="layout" svg:x1="12.43cm" svg:y1="21.32cm" svg:x2="12.43cm" svg:y2="21.32cm">
          <text:p/>
        </draw:line>
        <draw:polygon draw:style-name="gr7" draw:text-style-name="P4" draw:layer="layout" svg:width="5.079cm" svg:height="5.079cm" svg:x="7.35cm" svg:y="16.24cm" svg:viewBox="0 0 5080 5080" draw:points="5080,0 0,0 0,0 0,5080 0,5080 5080,5080 5080,5080">
          <text:p/>
        </draw:polygon>
        <draw:line draw:style-name="gr4" draw:text-style-name="P2" draw:layer="layout" svg:x1="4.81cm" svg:y1="18.78cm" svg:x2="14.97cm" svg:y2="18.78cm">
          <text:p/>
        </draw:line>
        <draw:line draw:style-name="gr4" draw:text-style-name="P2" draw:layer="layout" svg:x1="9.89cm" svg:y1="13.7cm" svg:x2="9.89cm" svg:y2="23.86cm">
          <text:p/>
        </draw:line>
        <draw:frame draw:style-name="gr5" draw:text-style-name="P3" draw:layer="layout" svg:width="0.55cm" svg:height="0.779cm" svg:x="8.324cm" svg:y="17.11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" draw:text-style-name="P3" draw:layer="layout" svg:width="0.55cm" svg:height="0.779cm" svg:x="10.864cm" svg:y="17.12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3" draw:layer="layout" svg:width="0.55cm" svg:height="0.779cm" svg:x="8.366cm" svg:y="19.65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3" draw:layer="layout" svg:width="0.55cm" svg:height="0.779cm" svg:x="10.906cm" svg:y="19.65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2" draw:text-style-name="P2" draw:layer="layout" svg:x1="12.43cm" svg:y1="16.24cm" svg:x2="14.97cm" svg:y2="16.24cm">
          <text:p/>
        </draw:line>
        <draw:line draw:style-name="gr2" draw:text-style-name="P2" draw:layer="layout" svg:x1="14.97cm" svg:y1="16.24cm" svg:x2="12.43cm" svg:y2="16.24cm">
          <text:p/>
        </draw:line>
        <draw:line draw:style-name="gr2" draw:text-style-name="P2" draw:layer="layout" svg:x1="12.43cm" svg:y1="16.24cm" svg:x2="14.97cm" svg:y2="16.24cm">
          <text:p/>
        </draw:line>
        <draw:line draw:style-name="gr2" draw:text-style-name="P2" draw:layer="layout" svg:x1="14.97cm" svg:y1="21.32cm" svg:x2="12.43cm" svg:y2="21.32cm">
          <text:p/>
        </draw:line>
        <draw:line draw:style-name="gr2" draw:text-style-name="P2" draw:layer="layout" svg:x1="12.43cm" svg:y1="21.32cm" svg:x2="12.43cm" svg:y2="23.86cm">
          <text:p/>
        </draw:line>
        <draw:line draw:style-name="gr2" draw:text-style-name="P2" draw:layer="layout" svg:x1="7.35cm" svg:y1="23.86cm" svg:x2="7.35cm" svg:y2="21.32cm">
          <text:p/>
        </draw:line>
        <draw:line draw:style-name="gr2" draw:text-style-name="P2" draw:layer="layout" svg:x1="7.35cm" svg:y1="21.32cm" svg:x2="4.81cm" svg:y2="21.32cm">
          <text:p/>
        </draw:line>
        <draw:line draw:style-name="gr2" draw:text-style-name="P2" draw:layer="layout" svg:x1="12.43cm" svg:y1="23.86cm" svg:x2="12.43cm" svg:y2="23.86cm">
          <text:p/>
        </draw:line>
        <draw:line draw:style-name="gr2" draw:text-style-name="P2" draw:layer="layout" svg:x1="12.43cm" svg:y1="21.32cm" svg:x2="12.43cm" svg:y2="21.32cm">
          <text:p/>
        </draw:line>
        <draw:line draw:style-name="gr2" draw:text-style-name="P2" draw:layer="layout" svg:x1="14.97cm" svg:y1="21.32cm" svg:x2="14.97cm" svg:y2="21.32cm">
          <text:p/>
        </draw:line>
        <draw:line draw:style-name="gr2" draw:text-style-name="P2" draw:layer="layout" svg:x1="14.97cm" svg:y1="16.24cm" svg:x2="14.97cm" svg:y2="16.24cm">
          <text:p/>
        </draw:line>
        <draw:line draw:style-name="gr2" draw:text-style-name="P2" draw:layer="layout" svg:x1="12.43cm" svg:y1="16.24cm" svg:x2="12.43cm" svg:y2="16.24cm">
          <text:p/>
        </draw:line>
        <draw:line draw:style-name="gr2" draw:text-style-name="P2" draw:layer="layout" svg:x1="7.35cm" svg:y1="13.7cm" svg:x2="7.35cm" svg:y2="16.24cm">
          <text:p/>
        </draw:line>
        <draw:line draw:style-name="gr2" draw:text-style-name="P2" draw:layer="layout" svg:x1="7.35cm" svg:y1="16.24cm" svg:x2="7.35cm" svg:y2="13.7cm">
          <text:p/>
        </draw:line>
        <draw:line draw:style-name="gr2" draw:text-style-name="P2" draw:layer="layout" svg:x1="4.81cm" svg:y1="21.32cm" svg:x2="4.81cm" svg:y2="21.32cm">
          <text:p/>
        </draw:line>
        <draw:line draw:style-name="gr2" draw:text-style-name="P2" draw:layer="layout" svg:x1="7.35cm" svg:y1="21.32cm" svg:x2="7.35cm" svg:y2="21.32cm">
          <text:p/>
        </draw:line>
        <draw:line draw:style-name="gr2" draw:text-style-name="P2" draw:layer="layout" svg:x1="7.35cm" svg:y1="23.86cm" svg:x2="7.35cm" svg:y2="23.86cm">
          <text:p/>
        </draw:line>
        <draw:line draw:style-name="gr2" draw:text-style-name="P2" draw:layer="layout" svg:x1="12.43cm" svg:y1="23.86cm" svg:x2="12.43cm" svg:y2="23.86cm">
          <text:p/>
        </draw:line>
        <draw:line draw:style-name="gr2" draw:text-style-name="P2" draw:layer="layout" svg:x1="12.43cm" svg:y1="21.32cm" svg:x2="12.43cm" svg:y2="21.32cm">
          <text:p/>
        </draw:line>
        <draw:line draw:style-name="gr2" draw:text-style-name="P2" draw:layer="layout" svg:x1="14.97cm" svg:y1="21.32cm" svg:x2="14.97cm" svg:y2="21.32cm">
          <text:p/>
        </draw:line>
        <draw:line draw:style-name="gr2" draw:text-style-name="P2" draw:layer="layout" svg:x1="14.97cm" svg:y1="16.24cm" svg:x2="14.97cm" svg:y2="16.24cm">
          <text:p/>
        </draw:line>
        <draw:line draw:style-name="gr2" draw:text-style-name="P2" draw:layer="layout" svg:x1="12.43cm" svg:y1="16.24cm" svg:x2="12.43cm" svg:y2="16.24cm">
          <text:p/>
        </draw:line>
        <draw:polygon draw:style-name="gr2" draw:text-style-name="P2" draw:layer="layout" svg:width="10.159cm" svg:height="10.159cm" svg:x="4.81cm" svg:y="13.7cm" svg:viewBox="0 0 10160 10160" draw:points="7620,0 2540,0 2540,0 2540,2540 2540,2540 0,2540 0,2540 0,7620 0,7620 2540,7620 2540,7620 2540,10160 2540,10160 7620,10160 7620,10160 7620,7620 7620,7620 10160,7620 10160,7620 10160,2540 10160,2540 7620,2540 7620,2540">
          <text:p/>
        </draw:polygon>
        <draw:frame draw:style-name="gr5" draw:text-style-name="P3" draw:layer="layout" svg:width="0.733cm" svg:height="1.168cm" svg:x="8.268cm" svg:y="3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799cm" svg:height="1.168cm" svg:x="8.239cm" svg:y="5.5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728cm" svg:height="1.168cm" svg:x="5.699cm" svg:y="3.0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728cm" svg:height="1.168cm" svg:x="13.353cm" svg:y="2.9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728cm" svg:height="1.168cm" svg:x="13.319cm" svg:y="10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728cm" svg:height="1.168cm" svg:x="5.733cm" svg:y="10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3" draw:layer="layout" svg:width="0.733cm" svg:height="1.168cm" svg:x="10.808cm" svg:y="3.0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3" draw:layer="layout" svg:width="0.733cm" svg:height="1.168cm" svg:x="13.348cm" svg:y="5.4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3" draw:layer="layout" svg:width="0.733cm" svg:height="1.168cm" svg:x="13.446cm" svg:y="8.08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3" draw:layer="layout" svg:width="0.733cm" svg:height="1.168cm" svg:x="10.808cm" svg:y="10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3" draw:layer="layout" svg:width="0.733cm" svg:height="1.168cm" svg:x="8.268cm" svg:y="10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3" draw:layer="layout" svg:width="0.733cm" svg:height="1.168cm" svg:x="5.699cm" svg:y="7.98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3" draw:layer="layout" svg:width="0.733cm" svg:height="1.168cm" svg:x="5.728cm" svg:y="5.4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3" draw:layer="layout" svg:width="0.799cm" svg:height="1.168cm" svg:x="10.742cm" svg:y="5.54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3" draw:layer="layout" svg:width="0.799cm" svg:height="1.168cm" svg:x="10.779cm" svg:y="7.9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3" draw:layer="layout" svg:width="0.799cm" svg:height="1.168cm" svg:x="8.239cm" svg:y="7.9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8" draw:text-style-name="P5" draw:layer="layout" svg:width="2.54cm" svg:height="1.27cm" svg:x="16.24cm" svg:y="14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4cm" svg:height="1.27cm" svg:x="16.24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27cm" svg:x="11.16cm" svg:y="14.97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1.27cm" svg:x="11.16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7cm" svg:height="2.54cm" svg:x="13.7cm" svg:y="17.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7cm" svg:height="2.54cm" svg:x="14.97cm" svg:y="17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2.54cm" svg:x="13.7cm" svg:y="12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27cm" svg:height="2.54cm" svg:x="14.97cm" svg:y="12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4cm" svg:height="2.54cm" svg:x="11.16cm" svg:y="12.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2.54cm" svg:x="16.24cm" svg:y="12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4cm" svg:height="2.54cm" svg:x="16.24cm" svg:y="17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54cm" svg:height="2.54cm" svg:x="11.16cm" svg:y="17.51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18.78cm" svg:y1="20.05cm" svg:x2="18.78cm" svg:y2="12.43cm">
          <text:p/>
        </draw:line>
        <draw:polygon draw:style-name="gr21" draw:text-style-name="P11" draw:layer="layout" svg:width="1.269cm" svg:height="1.269cm" svg:x="14.97cm" svg:y="16.24cm" svg:viewBox="0 0 1270 1270" draw:points="1270,0 0,0 0,0 0,0 0,0 0,1270 0,1270 1270,1270 1270,1270 1270,1270 1270,1270">
          <text:p/>
        </draw:polygon>
        <draw:polygon draw:style-name="gr22" draw:text-style-name="P12" draw:layer="layout" svg:width="1.269cm" svg:height="1.269cm" svg:x="13.7cm" svg:y="16.24cm" svg:viewBox="0 0 1270 1270" draw:points="1270,0 0,0 0,0 0,0 0,0 0,1270 0,1270 1270,1270 1270,1270 1270,1270 1270,1270">
          <text:p/>
        </draw:polygon>
        <draw:polygon draw:style-name="gr23" draw:text-style-name="P13" draw:layer="layout" svg:width="5.079cm" svg:height="5.079cm" svg:x="11.287cm" svg:y="2.016cm" svg:viewBox="0 0 5080 5080" draw:points="0,5080 5080,5080 5080,5080 5080,0 5080,0 0,0 0,0">
          <text:p/>
        </draw:polygon>
        <draw:polygon draw:style-name="gr7" draw:text-style-name="P4" draw:layer="layout" svg:width="1.269cm" svg:height="1.269cm" svg:x="13.827cm" svg:y="4.556cm" svg:viewBox="0 0 1270 1270" draw:points="1270,0 0,0 0,0 0,0 0,0 0,1270 0,1270 1270,1270 1270,1270 1270,1270 1270,1270">
          <text:p/>
        </draw:polygon>
        <draw:line draw:style-name="gr24" draw:text-style-name="P2" draw:layer="layout" svg:x1="4.302cm" svg:y1="1.254cm" svg:x2="4.302cm" svg:y2="9.636cm">
          <text:p/>
        </draw:line>
        <draw:line draw:style-name="gr24" draw:text-style-name="P2" draw:layer="layout" svg:x1="1.381cm" svg:y1="4.175cm" svg:x2="9.763cm" svg:y2="4.175cm">
          <text:p/>
        </draw:line>
        <draw:line draw:style-name="gr24" draw:text-style-name="P2" draw:layer="layout" svg:x1="1.381cm" svg:y1="6.715cm" svg:x2="9.763cm" svg:y2="6.715cm">
          <text:p/>
        </draw:line>
        <draw:line draw:style-name="gr24" draw:text-style-name="P2" draw:layer="layout" svg:x1="6.842cm" svg:y1="1.254cm" svg:x2="6.842cm" svg:y2="9.636cm">
          <text:p/>
        </draw:line>
        <draw:line draw:style-name="gr4" draw:text-style-name="P2" draw:layer="layout" svg:x1="5.572cm" svg:y1="1.254cm" svg:x2="5.572cm" svg:y2="9.636cm">
          <text:p/>
        </draw:line>
        <draw:line draw:style-name="gr4" draw:text-style-name="P2" draw:layer="layout" svg:x1="1.381cm" svg:y1="5.445cm" svg:x2="9.763cm" svg:y2="5.445cm">
          <text:p/>
        </draw:line>
        <draw:frame draw:style-name="gr5" draw:text-style-name="P3" draw:layer="layout" svg:width="0.634cm" svg:height="0.829cm" svg:x="2.27cm" svg:y="1.94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5" draw:text-style-name="P14" draw:layer="layout" svg:width="0.127cm" svg:height="0.127cm" svg:x="4.874cm" svg:y="4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4.874cm" svg:y="6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144cm" svg:y="6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144cm" svg:y="4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3.032cm" svg:y1="2.905cm" svg:x2="4.937cm" svg:y2="4.81cm">
          <text:p/>
        </draw:line>
        <draw:line draw:style-name="gr26" draw:text-style-name="P2" draw:layer="layout" svg:x1="5.572cm" svg:y1="2.905cm" svg:x2="4.937cm" svg:y2="4.81cm">
          <text:p/>
        </draw:line>
        <draw:line draw:style-name="gr26" draw:text-style-name="P2" draw:layer="layout" svg:x1="3.032cm" svg:y1="5.445cm" svg:x2="4.937cm" svg:y2="4.81cm">
          <text:p/>
        </draw:line>
        <draw:line draw:style-name="gr26" draw:text-style-name="P2" draw:layer="layout" svg:x1="5.572cm" svg:y1="5.445cm" svg:x2="4.937cm" svg:y2="4.81cm">
          <text:p/>
        </draw:line>
        <draw:frame draw:style-name="gr5" draw:text-style-name="P3" draw:layer="layout" svg:width="0.634cm" svg:height="0.829cm" svg:x="5.7cm" svg:y="2.07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3" draw:layer="layout" svg:width="0.634cm" svg:height="0.829cm" svg:x="2.3cm" svg:y="5.59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3" draw:layer="layout" svg:width="0.634cm" svg:height="0.829cm" svg:x="5.572cm" svg:y="5.5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24" draw:text-style-name="P2" draw:layer="layout" svg:x1="1.381cm" svg:y1="1.635cm" svg:x2="9.763cm" svg:y2="1.635cm">
          <text:p/>
        </draw:line>
        <draw:line draw:style-name="gr24" draw:text-style-name="P2" draw:layer="layout" svg:x1="1.762cm" svg:y1="1.254cm" svg:x2="1.762cm" svg:y2="9.636cm">
          <text:p/>
        </draw:line>
        <draw:line draw:style-name="gr24" draw:text-style-name="P2" draw:layer="layout" svg:x1="1.381cm" svg:y1="9.255cm" svg:x2="9.763cm" svg:y2="9.255cm">
          <text:p/>
        </draw:line>
        <draw:line draw:style-name="gr24" draw:text-style-name="P2" draw:layer="layout" svg:x1="9.382cm" svg:y1="1.254cm" svg:x2="9.382cm" svg:y2="9.636cm">
          <text:p/>
        </draw:line>
        <draw:line draw:style-name="gr4" draw:text-style-name="P2" draw:layer="layout" svg:x1="3.032cm" svg:y1="1.254cm" svg:x2="3.032cm" svg:y2="9.636cm">
          <text:p/>
        </draw:line>
        <draw:line draw:style-name="gr4" draw:text-style-name="P2" draw:layer="layout" svg:x1="8.112cm" svg:y1="1.254cm" svg:x2="8.112cm" svg:y2="9.636cm">
          <text:p/>
        </draw:line>
        <draw:line draw:style-name="gr4" draw:text-style-name="P2" draw:layer="layout" svg:x1="1.381cm" svg:y1="2.905cm" svg:x2="9.763cm" svg:y2="2.905cm">
          <text:p/>
        </draw:line>
        <draw:line draw:style-name="gr4" draw:text-style-name="P2" draw:layer="layout" svg:x1="1.381cm" svg:y1="7.985cm" svg:x2="9.763cm" svg:y2="7.985cm">
          <text:p/>
        </draw:line>
        <draw:custom-shape draw:style-name="gr27" draw:text-style-name="P15" draw:layer="layout" svg:width="0.127cm" svg:height="0.127cm" svg:x="5.509cm" svg:y="5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5.509cm" svg:y="2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2.969cm" svg:y="2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2.969cm" svg:y="5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2" draw:layer="layout" svg:x1="13.827cm" svg:y1="2.016cm" svg:x2="13.827cm" svg:y2="7.096cm">
          <text:p/>
        </draw:line>
        <draw:line draw:style-name="gr28" draw:text-style-name="P2" draw:layer="layout" svg:x1="11.287cm" svg:y1="4.556cm" svg:x2="16.367cm" svg:y2="4.556cm">
          <text:p/>
        </draw:line>
        <draw:frame draw:style-name="gr5" draw:text-style-name="P3" draw:layer="layout" svg:width="0.634cm" svg:height="0.829cm" svg:x="11.795cm" svg:y="2.3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5" draw:text-style-name="P14" draw:layer="layout" svg:width="0.127cm" svg:height="0.127cm" svg:x="14.399cm" svg:y="5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14.399cm" svg:y="6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15.669cm" svg:y="6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15.669cm" svg:y="5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12.557cm" svg:y1="3.286cm" svg:x2="14.462cm" svg:y2="5.191cm">
          <text:p/>
        </draw:line>
        <draw:line draw:style-name="gr26" draw:text-style-name="P2" draw:layer="layout" svg:x1="15.097cm" svg:y1="3.286cm" svg:x2="14.462cm" svg:y2="5.191cm">
          <text:p/>
        </draw:line>
        <draw:line draw:style-name="gr26" draw:text-style-name="P2" draw:layer="layout" svg:x1="12.557cm" svg:y1="5.826cm" svg:x2="14.462cm" svg:y2="5.191cm">
          <text:p/>
        </draw:line>
        <draw:line draw:style-name="gr26" draw:text-style-name="P2" draw:layer="layout" svg:x1="15.097cm" svg:y1="5.826cm" svg:x2="14.462cm" svg:y2="5.191cm">
          <text:p/>
        </draw:line>
        <draw:frame draw:style-name="gr5" draw:text-style-name="P3" draw:layer="layout" svg:width="0.634cm" svg:height="0.829cm" svg:x="15.225cm" svg:y="2.45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3" draw:layer="layout" svg:width="0.634cm" svg:height="0.829cm" svg:x="11.825cm" svg:y="5.97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3" draw:layer="layout" svg:width="0.634cm" svg:height="0.829cm" svg:x="15.097cm" svg:y="5.9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0" draw:text-style-name="P2" draw:layer="layout" svg:x1="11.287cm" svg:y1="2.016cm" svg:x2="11.287cm" svg:y2="2.016cm">
          <text:p/>
        </draw:line>
        <draw:line draw:style-name="gr20" draw:text-style-name="P2" draw:layer="layout" svg:x1="11.287cm" svg:y1="9.636cm" svg:x2="11.287cm" svg:y2="9.636cm">
          <text:p/>
        </draw:line>
        <draw:line draw:style-name="gr29" draw:text-style-name="P2" draw:layer="layout" svg:x1="11.287cm" svg:y1="9.636cm" svg:x2="18.907cm" svg:y2="9.636cm">
          <text:p/>
        </draw:line>
        <draw:line draw:style-name="gr20" draw:text-style-name="P2" draw:layer="layout" svg:x1="18.907cm" svg:y1="9.636cm" svg:x2="18.907cm" svg:y2="9.636cm">
          <text:p/>
        </draw:line>
        <draw:line draw:style-name="gr29" draw:text-style-name="P2" draw:layer="layout" svg:x1="18.907cm" svg:y1="9.636cm" svg:x2="18.907cm" svg:y2="2.016cm">
          <text:p/>
        </draw:line>
        <draw:custom-shape draw:style-name="gr27" draw:text-style-name="P15" draw:layer="layout" svg:width="0.127cm" svg:height="0.127cm" svg:x="15.034cm" svg:y="5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15.034cm" svg:y="3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12.494cm" svg:y="3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12.494cm" svg:y="5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0" draw:text-style-name="P2" draw:layer="layout" svg:x1="16.367cm" svg:y1="4.556cm" svg:x2="18.907cm" svg:y2="4.556cm">
          <text:p/>
        </draw:line>
        <draw:line draw:style-name="gr24" draw:text-style-name="P2" draw:layer="layout" svg:x1="10.525cm" svg:y1="7.096cm" svg:x2="19.669cm" svg:y2="7.096cm">
          <text:p/>
        </draw:line>
        <draw:line draw:style-name="gr30" draw:text-style-name="P2" draw:layer="layout" svg:x1="13.827cm" svg:y1="7.096cm" svg:x2="13.827cm" svg:y2="9.636cm">
          <text:p/>
        </draw:line>
        <draw:line draw:style-name="gr24" draw:text-style-name="P2" draw:layer="layout" svg:x1="16.367cm" svg:y1="1.254cm" svg:x2="16.367cm" svg:y2="10.271cm">
          <text:p/>
        </draw:line>
        <draw:line draw:style-name="gr24" draw:text-style-name="P2" draw:layer="layout" svg:x1="11.287cm" svg:y1="10.271cm" svg:x2="11.287cm" svg:y2="1.254cm">
          <text:p/>
        </draw:line>
        <draw:line draw:style-name="gr24" draw:text-style-name="P2" draw:layer="layout" svg:x1="10.525cm" svg:y1="2.016cm" svg:x2="19.669cm" svg:y2="2.016cm">
          <text:p/>
        </draw:line>
        <draw:line draw:style-name="gr4" draw:text-style-name="P2" draw:layer="layout" svg:x1="15.097cm" svg:y1="7.096cm" svg:x2="15.097cm" svg:y2="5.826cm">
          <text:p/>
        </draw:line>
        <draw:line draw:style-name="gr4" draw:text-style-name="P2" draw:layer="layout" svg:x1="16.367cm" svg:y1="5.826cm" svg:x2="15.097cm" svg:y2="5.826cm">
          <text:p/>
        </draw:line>
        <draw:polygon draw:style-name="gr23" draw:text-style-name="P13" draw:layer="layout" svg:width="5.079cm" svg:height="5.079cm" svg:x="2.27cm" svg:y="12.176cm" svg:viewBox="0 0 5080 5080" draw:points="0,5080 5080,5080 5080,5080 5080,0 5080,0 0,0 0,0">
          <text:p/>
        </draw:polygon>
        <draw:polygon draw:style-name="gr7" draw:text-style-name="P4" draw:layer="layout" svg:width="1.269cm" svg:height="1.269cm" svg:x="4.81cm" svg:y="14.716cm" svg:viewBox="0 0 1270 1270" draw:points="1270,0 0,0 0,0 0,0 0,0 0,1270 0,1270 1270,1270 1270,1270 1270,1270 1270,1270">
          <text:p/>
        </draw:polygon>
        <draw:line draw:style-name="gr28" draw:text-style-name="P2" draw:layer="layout" svg:x1="4.81cm" svg:y1="12.176cm" svg:x2="4.81cm" svg:y2="17.256cm">
          <text:p/>
        </draw:line>
        <draw:line draw:style-name="gr28" draw:text-style-name="P2" draw:layer="layout" svg:x1="2.27cm" svg:y1="14.716cm" svg:x2="7.35cm" svg:y2="14.716cm">
          <text:p/>
        </draw:line>
        <draw:frame draw:style-name="gr5" draw:text-style-name="P3" draw:layer="layout" svg:width="0.634cm" svg:height="0.829cm" svg:x="2.778cm" svg:y="12.4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25" draw:text-style-name="P14" draw:layer="layout" svg:width="0.127cm" svg:height="0.127cm" svg:x="5.382cm" svg:y="1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5.382cm" svg:y="16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652cm" svg:y="16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652cm" svg:y="1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3.54cm" svg:y1="13.446cm" svg:x2="5.445cm" svg:y2="15.351cm">
          <text:p/>
        </draw:line>
        <draw:line draw:style-name="gr26" draw:text-style-name="P2" draw:layer="layout" svg:x1="6.08cm" svg:y1="13.446cm" svg:x2="5.445cm" svg:y2="15.351cm">
          <text:p/>
        </draw:line>
        <draw:line draw:style-name="gr26" draw:text-style-name="P2" draw:layer="layout" svg:x1="3.54cm" svg:y1="15.986cm" svg:x2="5.445cm" svg:y2="15.351cm">
          <text:p/>
        </draw:line>
        <draw:line draw:style-name="gr26" draw:text-style-name="P2" draw:layer="layout" svg:x1="6.08cm" svg:y1="15.986cm" svg:x2="5.445cm" svg:y2="15.351cm">
          <text:p/>
        </draw:line>
        <draw:frame draw:style-name="gr5" draw:text-style-name="P3" draw:layer="layout" svg:width="0.634cm" svg:height="0.829cm" svg:x="6.208cm" svg:y="12.61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3" draw:layer="layout" svg:width="0.634cm" svg:height="0.829cm" svg:x="2.808cm" svg:y="16.1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3" draw:layer="layout" svg:width="0.634cm" svg:height="0.829cm" svg:x="6.08cm" svg:y="16.1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20" draw:text-style-name="P2" draw:layer="layout" svg:x1="2.27cm" svg:y1="12.176cm" svg:x2="2.27cm" svg:y2="12.176cm">
          <text:p/>
        </draw:line>
        <draw:line draw:style-name="gr20" draw:text-style-name="P2" draw:layer="layout" svg:x1="2.27cm" svg:y1="19.796cm" svg:x2="2.27cm" svg:y2="19.796cm">
          <text:p/>
        </draw:line>
        <draw:line draw:style-name="gr29" draw:text-style-name="P2" draw:layer="layout" svg:x1="2.27cm" svg:y1="19.796cm" svg:x2="9.89cm" svg:y2="19.796cm">
          <text:p/>
        </draw:line>
        <draw:line draw:style-name="gr20" draw:text-style-name="P2" draw:layer="layout" svg:x1="9.89cm" svg:y1="19.796cm" svg:x2="9.89cm" svg:y2="19.796cm">
          <text:p/>
        </draw:line>
        <draw:line draw:style-name="gr29" draw:text-style-name="P2" draw:layer="layout" svg:x1="9.89cm" svg:y1="19.796cm" svg:x2="9.89cm" svg:y2="12.176cm">
          <text:p/>
        </draw:line>
        <draw:custom-shape draw:style-name="gr27" draw:text-style-name="P15" draw:layer="layout" svg:width="0.127cm" svg:height="0.127cm" svg:x="6.017cm" svg:y="15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6.017cm" svg:y="13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3.477cm" svg:y="13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3.477cm" svg:y="15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0" draw:text-style-name="P2" draw:layer="layout" svg:x1="7.35cm" svg:y1="14.716cm" svg:x2="9.89cm" svg:y2="14.716cm">
          <text:p/>
        </draw:line>
        <draw:line draw:style-name="gr30" draw:text-style-name="P2" draw:layer="layout" svg:x1="7.35cm" svg:y1="17.256cm" svg:x2="9.89cm" svg:y2="17.256cm">
          <text:p/>
        </draw:line>
        <draw:line draw:style-name="gr30" draw:text-style-name="P2" draw:layer="layout" svg:x1="4.81cm" svg:y1="17.256cm" svg:x2="4.81cm" svg:y2="19.796cm">
          <text:p/>
        </draw:line>
        <draw:line draw:style-name="gr30" draw:text-style-name="P2" draw:layer="layout" svg:x1="7.35cm" svg:y1="17.256cm" svg:x2="7.35cm" svg:y2="19.796cm">
          <text:p/>
        </draw:line>
        <draw:line draw:style-name="gr30" draw:text-style-name="P2" draw:layer="layout" svg:x1="2.27cm" svg:y1="19.796cm" svg:x2="2.27cm" svg:y2="17.256cm">
          <text:p/>
        </draw:line>
        <draw:line draw:style-name="gr30" draw:text-style-name="P2" draw:layer="layout" svg:x1="7.35cm" svg:y1="12.176cm" svg:x2="9.89cm" svg:y2="12.176cm">
          <text:p/>
        </draw:line>
        <draw:line draw:style-name="gr4" draw:text-style-name="P2" draw:layer="layout" svg:x1="6.08cm" svg:y1="17.256cm" svg:x2="6.08cm" svg:y2="15.986cm">
          <text:p/>
        </draw:line>
        <draw:line draw:style-name="gr4" draw:text-style-name="P2" draw:layer="layout" svg:x1="7.35cm" svg:y1="15.986cm" svg:x2="6.08cm" svg:y2="15.986cm">
          <text:p/>
        </draw:line>
        <draw:polygon draw:style-name="gr31" draw:text-style-name="P9" draw:layer="layout" svg:width="1.269cm" svg:height="1.269cm" svg:x="13.7cm" svg:y="14.97cm" svg:viewBox="0 0 1270 1270" draw:points="1270,0 0,0 0,0 0,0 0,0 0,1270 0,1270 1270,1270 1270,1270 1270,1270 1270,1270">
          <text:p/>
        </draw:polygon>
        <draw:frame draw:style-name="gr5" draw:text-style-name="P3" draw:layer="layout" svg:width="0.55cm" svg:height="0.779cm" svg:x="11.668cm" svg:y="12.93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2" draw:text-style-name="P14" draw:layer="layout" svg:width="0.317cm" svg:height="0.317cm" svg:x="14.177cm" svg:y="16.7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33" draw:text-style-name="P10" draw:layer="layout" svg:width="1.269cm" svg:height="1.269cm" svg:x="14.97cm" svg:y="14.97cm" svg:viewBox="0 0 1270 1270" draw:points="1270,0 0,0 0,0 0,0 0,0 0,1270 0,1270 1270,1270 1270,1270 1270,1270 1270,1270">
          <text:p/>
        </draw:polygon>
        <draw:line draw:style-name="gr20" draw:text-style-name="P2" draw:layer="layout" svg:x1="11.16cm" svg:y1="12.43cm" svg:x2="11.16cm" svg:y2="12.43cm">
          <text:p/>
        </draw:line>
        <draw:line draw:style-name="gr20" draw:text-style-name="P2" draw:layer="layout" svg:x1="11.16cm" svg:y1="20.05cm" svg:x2="11.16cm" svg:y2="20.05cm">
          <text:p/>
        </draw:line>
        <draw:line draw:style-name="gr20" draw:text-style-name="P2" draw:layer="layout" svg:x1="11.16cm" svg:y1="20.05cm" svg:x2="18.78cm" svg:y2="20.05cm">
          <text:p/>
        </draw:line>
        <draw:line draw:style-name="gr20" draw:text-style-name="P2" draw:layer="layout" svg:x1="18.78cm" svg:y1="20.05cm" svg:x2="18.78cm" svg:y2="20.05cm">
          <text:p/>
        </draw:line>
        <draw:custom-shape draw:style-name="gr27" draw:text-style-name="P15" draw:layer="layout" svg:width="0.254cm" svg:height="0.254cm" svg:x="14.844cm" svg:y="16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4cm" svg:height="0.254cm" svg:x="14.844cm" svg:y="13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4cm" svg:height="0.254cm" svg:x="12.304cm" svg:y="13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4cm" svg:height="0.254cm" svg:x="12.304cm" svg:y="16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2" draw:layer="layout" svg:x1="11.16cm" svg:y1="20.05cm" svg:x2="11.16cm" svg:y2="12.43cm">
          <text:p/>
        </draw:line>
        <draw:line draw:style-name="gr24" draw:text-style-name="P2" draw:layer="layout" svg:x1="11.16cm" svg:y1="12.43cm" svg:x2="18.78cm" svg:y2="12.43cm">
          <text:p/>
        </draw:line>
        <draw:line draw:style-name="gr4" draw:text-style-name="P2" draw:layer="layout" svg:x1="14.97cm" svg:y1="17.51cm" svg:x2="14.97cm" svg:y2="16.24cm">
          <text:p/>
        </draw:line>
        <draw:line draw:style-name="gr4" draw:text-style-name="P2" draw:layer="layout" svg:x1="16.24cm" svg:y1="16.24cm" svg:x2="14.97cm" svg:y2="16.24cm">
          <text:p/>
        </draw:line>
        <draw:custom-shape draw:style-name="gr34" draw:text-style-name="P2" draw:layer="layout" svg:width="2.54cm" svg:height="2.54cm" svg:x="13.7cm" svg:y="14.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17cm" svg:height="0.317cm" svg:x="14.177cm" svg:y="15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4" draw:layer="layout" svg:width="0.317cm" svg:height="0.317cm" svg:x="15.447cm" svg:y="15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4" draw:layer="layout" svg:width="0.317cm" svg:height="0.317cm" svg:x="15.447cm" svg:y="16.7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12.43cm" svg:y1="13.7cm" svg:x2="14.335cm" svg:y2="15.605cm">
          <text:p/>
        </draw:line>
        <draw:line draw:style-name="gr26" draw:text-style-name="P2" draw:layer="layout" svg:x1="14.97cm" svg:y1="13.7cm" svg:x2="14.335cm" svg:y2="15.605cm">
          <text:p/>
        </draw:line>
        <draw:line draw:style-name="gr26" draw:text-style-name="P2" draw:layer="layout" svg:x1="12.43cm" svg:y1="16.24cm" svg:x2="14.335cm" svg:y2="15.605cm">
          <text:p/>
        </draw:line>
        <draw:line draw:style-name="gr26" draw:text-style-name="P2" draw:layer="layout" svg:x1="14.97cm" svg:y1="16.24cm" svg:x2="14.335cm" svg:y2="15.605cm">
          <text:p/>
        </draw:line>
        <draw:frame draw:style-name="gr5" draw:text-style-name="P3" draw:layer="layout" svg:width="0.562cm" svg:height="0.779cm" svg:x="15.386cm" svg:y="12.93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3" draw:layer="layout" svg:width="0.575cm" svg:height="0.779cm" svg:x="14.97cm" svg:y="16.36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5" draw:text-style-name="P3" draw:layer="layout" svg:width="0.562cm" svg:height="0.779cm" svg:x="11.703cm" svg:y="16.36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23:42.538000000</meta:creation-date>
    <dc:date>2018-05-11T13:55:22.739000000</dc:date>
    <meta:editing-duration>P3DT39M55S</meta:editing-duration>
    <meta:editing-cycles>7</meta:editing-cycles>
    <meta:generator>LibreOffice/6.0.0.3$Windows_X86_64 LibreOffice_project/64a0f66915f38c6217de274f0aa8e15618924765</meta:generator>
    <meta:document-statistic meta:object-count="226"/>
  </office:meta>
</office:document-meta>
</file>

<file path=Object 1/content.xml><?xml version="1.0" encoding="utf-8"?>
<math xmlns="http://www.w3.org/1998/Math/MathML" display="block">
  <semantics>
    <mn>2</mn>
    <annotation encoding="StarMath 5.0">2
</annotation>
  </semantics>
</math>
</file>

<file path=Object 10/content.xml><?xml version="1.0" encoding="utf-8"?>
<math xmlns="http://www.w3.org/1998/Math/MathML" display="block">
  <semantics>
    <mn>2</mn>
    <annotation encoding="StarMath 5.0">2
</annotation>
  </semantics>
</math>
</file>

<file path=Object 11/content.xml><?xml version="1.0" encoding="utf-8"?>
<math xmlns="http://www.w3.org/1998/Math/MathML" display="block">
  <semantics>
    <mn>2</mn>
    <annotation encoding="StarMath 5.0">2
</annotation>
  </semantics>
</math>
</file>

<file path=Object 12/content.xml><?xml version="1.0" encoding="utf-8"?>
<math xmlns="http://www.w3.org/1998/Math/MathML" display="block">
  <semantics>
    <mn>2</mn>
    <annotation encoding="StarMath 5.0">2
</annotation>
  </semantics>
</math>
</file>

<file path=Object 13/content.xml><?xml version="1.0" encoding="utf-8"?>
<math xmlns="http://www.w3.org/1998/Math/MathML" display="block">
  <semantics>
    <mn>2</mn>
    <annotation encoding="StarMath 5.0">2
</annotation>
  </semantics>
</math>
</file>

<file path=Object 14/content.xml><?xml version="1.0" encoding="utf-8"?>
<math xmlns="http://www.w3.org/1998/Math/MathML" display="block">
  <semantics>
    <mn>4</mn>
    <annotation encoding="StarMath 5.0">4
</annotation>
  </semantics>
</math>
</file>

<file path=Object 15/content.xml><?xml version="1.0" encoding="utf-8"?>
<math xmlns="http://www.w3.org/1998/Math/MathML" display="block">
  <semantics>
    <mn>4</mn>
    <annotation encoding="StarMath 5.0">4
</annotation>
  </semantics>
</math>
</file>

<file path=Object 16/content.xml><?xml version="1.0" encoding="utf-8"?>
<math xmlns="http://www.w3.org/1998/Math/MathML" display="block">
  <semantics>
    <mn>4</mn>
    <annotation encoding="StarMath 5.0">4
</annotation>
  </semantics>
</math>
</file>

<file path=Object 17/content.xml><?xml version="1.0" encoding="utf-8"?>
<math xmlns="http://www.w3.org/1998/Math/MathML" display="block">
  <semantics>
    <mfrac>
      <mn>1</mn>
      <mn>16</mn>
    </mfrac>
    <annotation encoding="StarMath 5.0">{ 1 } over { 16 }
</annotation>
  </semantics>
</math>
</file>

<file path=Object 18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19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2/content.xml><?xml version="1.0" encoding="utf-8"?>
<math xmlns="http://www.w3.org/1998/Math/MathML" display="block">
  <semantics>
    <mn>1</mn>
    <annotation encoding="StarMath 5.0">1
</annotation>
  </semantics>
</math>
</file>

<file path=Object 20/content.xml><?xml version="1.0" encoding="utf-8"?>
<math xmlns="http://www.w3.org/1998/Math/MathML" display="block">
  <semantics>
    <mfrac>
      <mn>9</mn>
      <mn>16</mn>
    </mfrac>
    <annotation encoding="StarMath 5.0">{ 9 } over { 16 }
</annotation>
  </semantics>
</math>
</file>

<file path=Object 21/content.xml><?xml version="1.0" encoding="utf-8"?>
<math xmlns="http://www.w3.org/1998/Math/MathML" display="block">
  <semantics>
    <mfrac>
      <mn>1</mn>
      <mn>16</mn>
    </mfrac>
    <annotation encoding="StarMath 5.0">{ 1 } over { 16 }
</annotation>
  </semantics>
</math>
</file>

<file path=Object 22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23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24/content.xml><?xml version="1.0" encoding="utf-8"?>
<math xmlns="http://www.w3.org/1998/Math/MathML" display="block">
  <semantics>
    <mfrac>
      <mn>9</mn>
      <mn>16</mn>
    </mfrac>
    <annotation encoding="StarMath 5.0">{ 9 } over { 16 }
</annotation>
  </semantics>
</math>
</file>

<file path=Object 25/content.xml><?xml version="1.0" encoding="utf-8"?>
<math xmlns="http://www.w3.org/1998/Math/MathML" display="block">
  <semantics>
    <mn>0</mn>
    <annotation encoding="StarMath 5.0">0
</annotation>
  </semantics>
</math>
</file>

<file path=Object 26/content.xml><?xml version="1.0" encoding="utf-8"?>
<math xmlns="http://www.w3.org/1998/Math/MathML" display="block">
  <semantics>
    <mn>1</mn>
    <annotation encoding="StarMath 5.0">1
</annotation>
  </semantics>
</math>
</file>

<file path=Object 27/content.xml><?xml version="1.0" encoding="utf-8"?>
<math xmlns="http://www.w3.org/1998/Math/MathML" display="block">
  <semantics>
    <mn>1</mn>
    <annotation encoding="StarMath 5.0">1
</annotation>
  </semantics>
</math>
</file>

<file path=Object 28/content.xml><?xml version="1.0" encoding="utf-8"?>
<math xmlns="http://www.w3.org/1998/Math/MathML" display="block">
  <semantics>
    <mn>1</mn>
    <annotation encoding="StarMath 5.0">1
</annotation>
  </semantics>
</math>
</file>

<file path=Object 29/content.xml><?xml version="1.0" encoding="utf-8"?>
<math xmlns="http://www.w3.org/1998/Math/MathML" display="block">
  <semantics>
    <mn>1</mn>
    <annotation encoding="StarMath 5.0">1
</annotation>
  </semantics>
</math>
</file>

<file path=Object 3/content.xml><?xml version="1.0" encoding="utf-8"?>
<math xmlns="http://www.w3.org/1998/Math/MathML" display="block">
  <semantics>
    <mn>4</mn>
    <annotation encoding="StarMath 5.0">4
</annotation>
  </semantics>
</math>
</file>

<file path=Object 30/content.xml><?xml version="1.0" encoding="utf-8"?>
<math xmlns="http://www.w3.org/1998/Math/MathML" display="block">
  <semantics>
    <mn>1</mn>
    <annotation encoding="StarMath 5.0">1
</annotation>
  </semantics>
</math>
</file>

<file path=Object 31/content.xml><?xml version="1.0" encoding="utf-8"?>
<math xmlns="http://www.w3.org/1998/Math/MathML" display="block">
  <semantics>
    <mn>1</mn>
    <annotation encoding="StarMath 5.0">1
</annotation>
  </semantics>
</math>
</file>

<file path=Object 32/content.xml><?xml version="1.0" encoding="utf-8"?>
<math xmlns="http://www.w3.org/1998/Math/MathML" display="block">
  <semantics>
    <mn>1</mn>
    <annotation encoding="StarMath 5.0">1
</annotation>
  </semantics>
</math>
</file>

<file path=Object 33/content.xml><?xml version="1.0" encoding="utf-8"?>
<math xmlns="http://www.w3.org/1998/Math/MathML" display="block">
  <semantics>
    <mn>1</mn>
    <annotation encoding="StarMath 5.0">1
</annotation>
  </semantics>
</math>
</file>

<file path=Object 34/content.xml><?xml version="1.0" encoding="utf-8"?>
<math xmlns="http://www.w3.org/1998/Math/MathML" display="block">
  <semantics>
    <mn>0</mn>
    <annotation encoding="StarMath 5.0">0
</annotation>
  </semantics>
</math>
</file>

<file path=Object 35/content.xml><?xml version="1.0" encoding="utf-8"?>
<math xmlns="http://www.w3.org/1998/Math/MathML" display="block">
  <semantics>
    <mn>0</mn>
    <annotation encoding="StarMath 5.0">0
</annotation>
  </semantics>
</math>
</file>

<file path=Object 36/content.xml><?xml version="1.0" encoding="utf-8"?>
<math xmlns="http://www.w3.org/1998/Math/MathML" display="block">
  <semantics>
    <mn>0</mn>
    <annotation encoding="StarMath 5.0">0
</annotation>
  </semantics>
</math>
</file>

<file path=Object 37/content.xml><?xml version="1.0" encoding="utf-8"?>
<math xmlns="http://www.w3.org/1998/Math/MathML" display="block">
  <semantics>
    <mn>1</mn>
    <annotation encoding="StarMath 5.0">1
</annotation>
  </semantics>
</math>
</file>

<file path=Object 38/content.xml><?xml version="1.0" encoding="utf-8"?>
<math xmlns="http://www.w3.org/1998/Math/MathML" display="block">
  <semantics>
    <mn>1</mn>
    <annotation encoding="StarMath 5.0">1
</annotation>
  </semantics>
</math>
</file>

<file path=Object 39/content.xml><?xml version="1.0" encoding="utf-8"?>
<math xmlns="http://www.w3.org/1998/Math/MathML" display="block">
  <semantics>
    <mn>1</mn>
    <annotation encoding="StarMath 5.0">1
</annotation>
  </semantics>
</math>
</file>

<file path=Object 4/content.xml><?xml version="1.0" encoding="utf-8"?>
<math xmlns="http://www.w3.org/1998/Math/MathML" display="block">
  <semantics>
    <mn>1</mn>
    <annotation encoding="StarMath 5.0">1
</annotation>
  </semantics>
</math>
</file>

<file path=Object 40/content.xml><?xml version="1.0" encoding="utf-8"?>
<math xmlns="http://www.w3.org/1998/Math/MathML" display="block">
  <semantics>
    <mn>1</mn>
    <annotation encoding="StarMath 5.0">1
</annotation>
  </semantics>
</math>
</file>

<file path=Object 41/content.xml><?xml version="1.0" encoding="utf-8"?>
<math xmlns="http://www.w3.org/1998/Math/MathML" display="block">
  <semantics>
    <mfrac>
      <mn>1</mn>
      <mn>16</mn>
    </mfrac>
    <annotation encoding="StarMath 5.0">{ 1 } over { 16 }
</annotation>
  </semantics>
</math>
</file>

<file path=Object 42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43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44/content.xml><?xml version="1.0" encoding="utf-8"?>
<math xmlns="http://www.w3.org/1998/Math/MathML" display="block">
  <semantics>
    <mfrac>
      <mn>9</mn>
      <mn>16</mn>
    </mfrac>
    <annotation encoding="StarMath 5.0">{ 9 } over { 16 }
</annotation>
  </semantics>
</math>
</file>

<file path=Object 45/content.xml><?xml version="1.0" encoding="utf-8"?>
<math xmlns="http://www.w3.org/1998/Math/MathML" display="block">
  <semantics>
    <mn>1</mn>
    <annotation encoding="StarMath 5.0">1
</annotation>
  </semantics>
</math>
</file>

<file path=Object 46/content.xml><?xml version="1.0" encoding="utf-8"?>
<math xmlns="http://www.w3.org/1998/Math/MathML" display="block">
  <semantics>
    <mn>3</mn>
    <annotation encoding="StarMath 5.0">
3
</annotation>
  </semantics>
</math>
</file>

<file path=Object 47/content.xml><?xml version="1.0" encoding="utf-8"?>
<math xmlns="http://www.w3.org/1998/Math/MathML" display="block">
  <semantics>
    <mn>9</mn>
    <annotation encoding="StarMath 5.0">9

</annotation>
  </semantics>
</math>
</file>

<file path=Object 48/content.xml><?xml version="1.0" encoding="utf-8"?>
<math xmlns="http://www.w3.org/1998/Math/MathML" display="block">
  <semantics>
    <mn>3</mn>
    <annotation encoding="StarMath 5.0">3

</annotation>
  </semantics>
</math>
</file>

<file path=Object 5/content.xml><?xml version="1.0" encoding="utf-8"?>
<math xmlns="http://www.w3.org/1998/Math/MathML" display="block">
  <semantics>
    <mn>1</mn>
    <annotation encoding="StarMath 5.0">1
</annotation>
  </semantics>
</math>
</file>

<file path=Object 6/content.xml><?xml version="1.0" encoding="utf-8"?>
<math xmlns="http://www.w3.org/1998/Math/MathML" display="block">
  <semantics>
    <mn>1</mn>
    <annotation encoding="StarMath 5.0">1
</annotation>
  </semantics>
</math>
</file>

<file path=Object 7/content.xml><?xml version="1.0" encoding="utf-8"?>
<math xmlns="http://www.w3.org/1998/Math/MathML" display="block">
  <semantics>
    <mn>2</mn>
    <annotation encoding="StarMath 5.0">2
</annotation>
  </semantics>
</math>
</file>

<file path=Object 8/content.xml><?xml version="1.0" encoding="utf-8"?>
<math xmlns="http://www.w3.org/1998/Math/MathML" display="block">
  <semantics>
    <mn>2</mn>
    <annotation encoding="StarMath 5.0">2
</annotation>
  </semantics>
</math>
</file>

<file path=Object 9/content.xml><?xml version="1.0" encoding="utf-8"?>
<math xmlns="http://www.w3.org/1998/Math/MathML" display="block">
  <semantics>
    <mn>2</mn>
    <annotation encoding="StarMath 5.0">2
</annotation>
  </semantics>
</math>
</file>